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4b9f3" officeooo:paragraph-rsid="0004b9f3"/>
    </style:style>
    <style:style style:name="P2" style:family="paragraph" style:parent-style-name="Standard">
      <style:text-properties fo:language="fr" fo:country="FR" officeooo:rsid="0005c128" officeooo:paragraph-rsid="0005c128"/>
    </style:style>
    <style:style style:name="P3" style:family="paragraph" style:parent-style-name="Standard">
      <style:text-properties fo:language="fr" fo:country="FR" officeooo:rsid="000831aa" officeooo:paragraph-rsid="000831aa"/>
    </style:style>
    <style:style style:name="P4" style:family="paragraph" style:parent-style-name="Standard">
      <style:text-properties fo:language="fr" fo:country="FR" officeooo:rsid="0012039d" officeooo:paragraph-rsid="0012039d"/>
    </style:style>
    <style:style style:name="P5" style:family="paragraph" style:parent-style-name="Standard">
      <style:text-properties fo:language="fr" fo:country="FR" officeooo:rsid="0012039d" officeooo:paragraph-rsid="0012b331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1509a9" officeooo:paragraph-rsid="001509a9"/>
    </style:style>
    <style:style style:name="P7" style:family="paragraph" style:parent-style-name="Standard">
      <style:text-properties fo:language="es" fo:country="ES" officeooo:rsid="000a2c91" officeooo:paragraph-rsid="000a2c91"/>
    </style:style>
    <style:style style:name="P8" style:family="paragraph" style:parent-style-name="Standard">
      <style:text-properties fo:language="es" fo:country="ES" officeooo:rsid="00106f97" officeooo:paragraph-rsid="00106f97"/>
    </style:style>
    <style:style style:name="P9" style:family="paragraph" style:parent-style-name="Standard">
      <style:text-properties fo:language="es" fo:country="ES" officeooo:rsid="001137ed" officeooo:paragraph-rsid="001137ed"/>
    </style:style>
    <style:style style:name="P10" style:family="paragraph" style:parent-style-name="Standard">
      <style:text-properties fo:language="es" fo:country="ES" officeooo:rsid="0012039d" officeooo:paragraph-rsid="0012039d"/>
    </style:style>
    <style:style style:name="P11" style:family="paragraph" style:parent-style-name="Standard">
      <style:text-properties fo:language="es" fo:country="ES" officeooo:rsid="0014b080" officeooo:paragraph-rsid="0014b080"/>
    </style:style>
    <style:style style:name="P12" style:family="paragraph" style:parent-style-name="Standard">
      <style:text-properties fo:color="#000000" loext:opacity="100%" fo:language="es" fo:country="ES" officeooo:rsid="00106f97" officeooo:paragraph-rsid="00106f97"/>
    </style:style>
    <style:style style:name="P13" style:family="paragraph" style:parent-style-name="Standard">
      <style:text-properties fo:color="#000000" loext:opacity="100%" fo:language="es" fo:country="ES" officeooo:rsid="001137ed" officeooo:paragraph-rsid="001137ed"/>
    </style:style>
    <style:style style:name="P14" style:family="paragraph" style:parent-style-name="Standard">
      <style:text-properties fo:color="#000000" loext:opacity="100%" fo:language="es" fo:country="ES" officeooo:rsid="0012039d" officeooo:paragraph-rsid="0012039d"/>
    </style:style>
    <style:style style:name="P15" style:family="paragraph" style:parent-style-name="Standard">
      <style:text-properties fo:color="#000000" loext:opacity="100%" fo:language="es" fo:country="ES" officeooo:rsid="0012b331" officeooo:paragraph-rsid="0012b331"/>
    </style:style>
    <style:style style:name="P16" style:family="paragraph" style:parent-style-name="Standard">
      <style:text-properties fo:color="#000000" loext:opacity="100%" fo:language="es" fo:country="ES" officeooo:rsid="0014b080" officeooo:paragraph-rsid="0014b080"/>
    </style:style>
    <style:style style:name="P17" style:family="paragraph" style:parent-style-name="Standard">
      <style:text-properties fo:color="#000000" loext:opacity="100%" fo:language="es" fo:country="ES" officeooo:rsid="00150779" officeooo:paragraph-rsid="00150779"/>
    </style:style>
    <style:style style:name="P18" style:family="paragraph" style:parent-style-name="Standard">
      <style:text-properties fo:color="#000000" loext:opacity="100%" fo:language="es" fo:country="ES" officeooo:rsid="001509a9" officeooo:paragraph-rsid="001509a9"/>
    </style:style>
    <style:style style:name="P19" style:family="paragraph" style:parent-style-name="Standard">
      <style:text-properties fo:color="#000000" loext:opacity="100%" fo:language="es" fo:country="ES" officeooo:rsid="0016ee54" officeooo:paragraph-rsid="0016ee54"/>
    </style:style>
    <style:style style:name="P20" style:family="paragraph" style:parent-style-name="Standard">
      <style:text-properties fo:color="#000000" loext:opacity="100%" fo:language="es" fo:country="ES" officeooo:rsid="00185563" officeooo:paragraph-rsid="00185563"/>
    </style:style>
    <style:style style:name="P21" style:family="paragraph" style:parent-style-name="Standard">
      <style:text-properties fo:color="#000000" loext:opacity="100%" fo:language="es" fo:country="ES" officeooo:rsid="001a2b7f" officeooo:paragraph-rsid="001a2b7f"/>
    </style:style>
    <style:style style:name="P22" style:family="paragraph" style:parent-style-name="Standard">
      <style:text-properties fo:color="#000000" loext:opacity="100%" fo:language="es" fo:country="ES" officeooo:rsid="001bb7d9" officeooo:paragraph-rsid="001bb7d9"/>
    </style:style>
    <style:style style:name="P23" style:family="paragraph" style:parent-style-name="Standard">
      <style:text-properties fo:color="#000000" loext:opacity="100%" fo:language="es" fo:country="ES" officeooo:rsid="001fac6f" officeooo:paragraph-rsid="001fac6f"/>
    </style:style>
    <style:style style:name="P24" style:family="paragraph" style:parent-style-name="Standard">
      <style:text-properties fo:color="#000000" loext:opacity="100%" fo:language="es" fo:country="ES" officeooo:rsid="00212049" officeooo:paragraph-rsid="00212049"/>
    </style:style>
    <style:style style:name="P25" style:family="paragraph" style:parent-style-name="Standard">
      <style:text-properties fo:color="#000000" loext:opacity="100%" fo:language="fr" fo:country="FR" officeooo:rsid="00185563" officeooo:paragraph-rsid="00185563"/>
    </style:style>
    <style:style style:name="P26" style:family="paragraph" style:parent-style-name="Standard">
      <style:text-properties fo:color="#000000" loext:opacity="100%" fo:language="fr" fo:country="FR" officeooo:rsid="001a2b7f" officeooo:paragraph-rsid="001a2b7f"/>
    </style:style>
    <style:style style:name="P27" style:family="paragraph" style:parent-style-name="Standard">
      <style:text-properties fo:color="#000000" loext:opacity="100%" fo:language="fr" fo:country="FR" officeooo:rsid="001bb7d9" officeooo:paragraph-rsid="001bb7d9"/>
    </style:style>
    <style:style style:name="P28" style:family="paragraph" style:parent-style-name="Table_20_Contents">
      <style:text-properties officeooo:rsid="001c1875" officeooo:paragraph-rsid="001c1875"/>
    </style:style>
    <style:style style:name="P29" style:family="paragraph" style:parent-style-name="Table_20_Contents">
      <style:text-properties fo:language="es" fo:country="ES" officeooo:rsid="001c1875" officeooo:paragraph-rsid="001c1875"/>
    </style:style>
    <style:style style:name="P30" style:family="paragraph" style:parent-style-name="Table_20_Contents">
      <style:text-properties officeooo:rsid="001c6aaf" officeooo:paragraph-rsid="001c6aaf"/>
    </style:style>
    <style:style style:name="P31" style:family="paragraph" style:parent-style-name="Standard">
      <style:text-properties fo:color="#000000" loext:opacity="100%" fo:language="es" fo:country="ES" officeooo:rsid="00212049" officeooo:paragraph-rsid="0023e24a"/>
    </style:style>
    <style:style style:name="P32" style:family="paragraph" style:parent-style-name="Standard">
      <style:text-properties fo:color="#000000" loext:opacity="100%" fo:language="es" fo:country="ES" officeooo:rsid="00212049" officeooo:paragraph-rsid="00212049"/>
    </style:style>
    <style:style style:name="P33" style:family="paragraph" style:parent-style-name="Standard">
      <style:text-properties fo:color="#000000" loext:opacity="100%" fo:language="es" fo:country="ES" officeooo:rsid="0023e24a" officeooo:paragraph-rsid="0023e24a"/>
    </style:style>
    <style:style style:name="P34" style:family="paragraph" style:parent-style-name="Standard">
      <style:text-properties fo:color="#000000" loext:opacity="100%" fo:language="es" fo:country="ES" officeooo:rsid="0025e122" officeooo:paragraph-rsid="0025e122"/>
    </style:style>
    <style:style style:name="P35" style:family="paragraph" style:parent-style-name="Standard">
      <style:text-properties fo:color="#000000" loext:opacity="100%" fo:language="fr" fo:country="FR" officeooo:rsid="0025e122" officeooo:paragraph-rsid="0025e122"/>
    </style:style>
    <style:style style:name="P36" style:family="paragraph" style:parent-style-name="Standard">
      <style:text-properties fo:color="#000000" loext:opacity="100%" fo:language="fr" fo:country="FR" officeooo:rsid="0027b0c9" officeooo:paragraph-rsid="0027b0c9"/>
    </style:style>
    <style:style style:name="P37" style:family="paragraph" style:parent-style-name="Standard">
      <style:text-properties fo:color="#000000" loext:opacity="100%" fo:language="fr" fo:country="FR" fo:font-weight="normal" officeooo:rsid="0027b0c9" officeooo:paragraph-rsid="0027b0c9" style:font-weight-asian="normal" style:font-weight-complex="normal"/>
    </style:style>
    <style:style style:name="T1" style:family="text">
      <style:text-properties officeooo:rsid="0007bc32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fr" fo:country="FR"/>
    </style:style>
    <style:style style:name="T5" style:family="text">
      <style:text-properties fo:color="#000000" loext:opacity="100%" fo:language="es" fo:country="ES"/>
    </style:style>
    <style:style style:name="T6" style:family="text">
      <style:text-properties fo:color="#000000" loext:opacity="100%" fo:language="es" fo:country="ES" officeooo:rsid="0012b331"/>
    </style:style>
    <style:style style:name="T7" style:family="text">
      <style:text-properties fo:color="#000000" loext:opacity="100%" officeooo:rsid="0012b331"/>
    </style:style>
    <style:style style:name="T8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officeooo:rsid="00185563"/>
    </style:style>
    <style:style style:name="T11" style:family="text">
      <style:text-properties officeooo:rsid="001a2b7f"/>
    </style:style>
    <style:style style:name="T12" style:family="text">
      <style:text-properties officeooo:rsid="001c1875"/>
    </style:style>
    <style:style style:name="T13" style:family="text">
      <style:text-properties officeooo:rsid="001c6aaf"/>
    </style:style>
    <style:style style:name="T14" style:family="text">
      <style:text-properties officeooo:rsid="001e21ea"/>
    </style:style>
    <style:style style:name="T15" style:family="text">
      <style:text-properties officeooo:rsid="002309f5"/>
    </style:style>
    <style:style style:name="T16" style:family="text">
      <style:text-properties officeooo:rsid="0023e24a"/>
    </style:style>
    <style:style style:name="T17" style:family="text">
      <style:text-properties officeooo:rsid="0024abb8"/>
    </style:style>
    <style:style style:name="T18" style:family="text">
      <style:text-properties officeooo:rsid="0025e122"/>
    </style:style>
    <style:style style:name="T19" style:family="text">
      <style:text-properties fo:language="es" fo:country="ES"/>
    </style:style>
    <style:style style:name="T20" style:family="text">
      <style:text-properties fo:language="es" fo:country="ES" officeooo:rsid="0025e122"/>
    </style:style>
    <style:style style:name="T21" style:family="text">
      <style:text-properties fo:language="es" fo:country="ES" fo:font-weight="bold" style:font-weight-asian="bold" style:font-weight-complex="bold"/>
    </style:style>
    <style:style style:name="T22" style:family="text">
      <style:text-properties fo:language="es" fo:country="ES" fo:font-weight="bold" officeooo:rsid="0025e122" style:font-weight-asian="bold" style:font-weight-complex="bold"/>
    </style:style>
    <style:style style:name="T23" style:family="text">
      <style:text-properties fo:language="es" fo:country="ES" fo:font-weight="normal" style:font-weight-asian="normal" style:font-weight-complex="normal"/>
    </style:style>
    <style:style style:name="T24" style:family="text">
      <style:text-properties fo:language="es" fo:country="ES" fo:font-weight="normal" officeooo:rsid="0025e12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 3 :</text:p>
      <text:p text:style-name="P3"/>
      <text:p text:style-name="P3"/>
      <text:p text:style-name="P3"/>
      <text:p text:style-name="P3">Compréhension Oral - Correction</text:p>
      <text:p text:style-name="P1">- Il y a beaucoup de sports qui lui plaisent</text:p>
      <text:p text:style-name="P1">- Il se sent libre</text:p>
      <text:p text:style-name="P1">- Il aime l’athlétisme</text:p>
      <text:p text:style-name="P1">- Il court régulièrement</text:p>
      <text:p text:style-name="P1">- Il aime beaucoup le patinage</text:p>
      <text:p text:style-name="P1">- Il le pratique actuellement mais pas de manière régulière</text:p>
      <text:p text:style-name="P1">- Il a d’autres occupations</text:p>
      <text:p text:style-name="P1">- Il aime le volley-ball</text:p>
      <text:p text:style-name="P1">- ça fait longtemps qu’il n’en a pas fait</text:p>
      <text:p text:style-name="P1">- Il aime arbitrer</text:p>
      <text:p text:style-name="P1">- C’est sa passion</text:p>
      <text:p text:style-name="P1"/>
      <text:p text:style-name="P1">2) son effort vers le championnat d’Espagne</text:p>
      <text:p text:style-name="P2">Quelques conseillent pour les <text:span text:style-name="T9">CAV</text:span> :</text:p>
      <text:p text:style-name="P2">- ne jamais mettre ce que vous voyez mais ce que vous entendez (ne jamais mettre « nous pouvons voir dans la vidéo).</text:p>
      <text:p text:style-name="P2">En revanche, l’image aide à la compréhension.</text:p>
      <text:p text:style-name="P2"/>
      <text:p text:style-name="P2">- Elle se lève à 7h30</text:p>
      <text:p text:style-name="P2">- Elle prépare son sac</text:p>
      <text:p text:style-name="P2">- Elle prend son petit déjeuner</text:p>
      <text:p text:style-name="P2">- Elle va au lycée à 8h20</text:p>
      <text:p text:style-name="P2">- Elle finit soit à 14h, soit à 15h</text:p>
      <text:p text:style-name="P2">- Elle utilise les temps de pauses pour faire les devoirs</text:p>
      <text:p text:style-name="P2">- Elle va à son club MABEL à 16h30</text:p>
      <text:p text:style-name="P2">- Elle finit à 9h30</text:p>
      <text:p text:style-name="P2">- c’est du lundi au vendredi</text:p>
      <text:p text:style-name="P2">- elle s’entraîne le samedi de 10h à 14h</text:p>
      <text:p text:style-name="P2">- <text:span text:style-name="T1">le dimanche elle se repose sauf s’il y a des compétitions</text:span></text:p>
      <text:p text:style-name="P2"/>
      <text:p text:style-name="P3">Compréhension écrite – Correction</text:p>
      <text:p text:style-name="P3"/>
      <text:p text:style-name="P7">Flamme : Llama</text:p>
      <text:p text:style-name="P7">un clin d’oeil : un guiño</text:p>
      <text:p text:style-name="P7">Hommage : Homenaje</text:p>
      <text:p text:style-name="P7">Les deux : Ambos</text:p>
      <text:p text:style-name="P7">La ville : La ciudad</text:p>
      <text:p text:style-name="P7">Lèvre : labios</text:p>
      <text:p text:style-name="P7">Evènement : evento</text:p>
      <text:p text:style-name="P7">Drapeau : bandera</text:p>
      <text:p text:style-name="P7"/>
      <text:p text:style-name="P7">Documento 2:</text:p>
      <text:p text:style-name="P7">1. El tema es la paridad entre las mujeres y los hombres en los juegos olímpicos</text:p>
      <text:p text:style-name="P7">2. “Lo que supone una reducción”</text:p>
      <text:p text:style-name="P7">3. “Igualdad total”</text:p>
      <text:p text:style-name="P7">“paridad absoluta”</text:p>
      <text:p text:style-name="P7">“una prueba mixta”</text:p>
      <text:p text:style-name="P7"><text:soft-page-break/></text:p>
      <text:p text:style-name="P8"/>
      <text:p text:style-name="P8"/>
      <text:p text:style-name="P8"/>
      <text:p text:style-name="P8">Síntesis video</text:p>
      <text:p text:style-name="P8">El día de las profesiones</text:p>
      <text:p text:style-name="P8"/>
      <text:p text:style-name="P8">Roberto, el padre de Sergio, esta explicando a los alumnos de la clase, su profesión. <text:span text:style-name="T2">Esta en paro</text:span>, es decir que no tiene trabajo. </text:p>
      <text:p text:style-name="P8">Los niños no comprenden la expresión “<text:span text:style-name="T2">en paro</text:span>”</text:p>
      <text:p text:style-name="P8">Entonces, Roberto utiliza una <text:span text:style-name="T2">metáfora</text:span> <text:span text:style-name="T2">con el futbol</text:span>: estar en paro es como perder un partido de futbol. Pero es posible remontar con <text:span text:style-name="T2">ayuda </text:span>del equipo. El equipo de Roberto es su familia. Lo que es importante para remontar es la <text:span text:style-name="T2">solidaridad</text:span><text:span text:style-name="T3">.</text:span></text:p>
      <text:p text:style-name="P12"/>
      <text:p text:style-name="P13">Roberto es uno de los ejemplos de los españoles afectados por la crisis económica de 2008.</text:p>
      <text:p text:style-name="P13">España fue uno de los países europeos las afectados por la crisis (Con Grecia).</text:p>
      <text:p text:style-name="P9"><text:span text:style-name="T3">Muchos españoles perdieron su trabajo. Empezó un periodo de emigración económica. Los tres países europeos que acogieron </text:span><text:span text:style-name="T4">(ont accueilli)</text:span><text:span text:style-name="T3"> mas españoles: Francia, Inglaterra y Alemania</text:span></text:p>
      <text:p text:style-name="P13"/>
      <text:p text:style-name="P14">Una entrevista de trabajo insólita</text:p>
      <text:p text:style-name="P14"/>
      <text:p text:style-name="P14">1 Busca la traducción de las palabras siguientes en el texto <text:s/></text:p>
      <text:p text:style-name="P14"/>
      <text:p text:style-name="P4"><text:span text:style-name="T3">Entretient – </text:span><text:span text:style-name="T5">entrevista</text:span></text:p>
      <text:p text:style-name="P4"><text:span text:style-name="T3">d’accord – </text:span><text:span text:style-name="T6">vale </text:span></text:p>
      <text:p text:style-name="P4"><text:span text:style-name="T3">Avec </text:span><text:span text:style-name="T7">moi </text:span><text:span text:style-name="T3">– </text:span><text:span text:style-name="T5">con</text:span><text:span text:style-name="T6">migo</text:span></text:p>
      <text:p text:style-name="P4"><text:span text:style-name="T3">Trop – </text:span><text:span text:style-name="T6">demasiado</text:span></text:p>
      <text:p text:style-name="P4"><text:span text:style-name="T3">Tu devras – </text:span><text:span text:style-name="T7">tendras que</text:span></text:p>
      <text:p text:style-name="P4"><text:span text:style-name="T3">ici – </text:span><text:span text:style-name="T6">aquí </text:span></text:p>
      <text:p text:style-name="P5"><text:span text:style-name="T3">oui - </text:span><text:span text:style-name="T5">sí </text:span></text:p>
      <text:p text:style-name="P4"><text:span text:style-name="T3">continue à le faire – </text:span><text:span text:style-name="T6">sigue haciéndolo </text:span><text:span text:style-name="T5"><text:s/></text:span></text:p>
      <text:p text:style-name="P4"><text:span text:style-name="T3">déjà – </text:span><text:span text:style-name="T6">ya </text:span></text:p>
      <text:p text:style-name="P4"><text:span text:style-name="T3">je l’amène – </text:span><text:span text:style-name="T6">lo traigo</text:span></text:p>
      <text:p text:style-name="P15"/>
      <text:p text:style-name="P14">2 Tipo de documento</text:p>
      <text:p text:style-name="P15">dialogo</text:p>
      <text:p text:style-name="P14"/>
      <text:p text:style-name="P14">3 Protagonistas</text:p>
      <text:p text:style-name="P14">Olivia</text:p>
      <text:p text:style-name="P10"><text:span text:style-name="T3">Fernando </text:span><text:span text:style-name="T7">Lasierra </text:span></text:p>
      <text:p text:style-name="P11"><text:span text:style-name="T3">Olivia puede ser la directora de la empresa o la directora de los recursos humanos (</text:span><text:span text:style-name="T8">DRRHH</text:span><text:span text:style-name="T3">)</text:span></text:p>
      <text:p text:style-name="P16">Fernando busca trabajo (esta en paro). Es un candidato</text:p>
      <text:p text:style-name="P14"/>
      <text:p text:style-name="P14">4 Justifica el titulo </text:p>
      <text:p text:style-name="P17">Es una entrevista de trabajo entre Olivia y Fernando</text:p>
      <text:p text:style-name="P17">“Insólita”: Fernando tiene un actitud insólita </text:p>
      <text:p text:style-name="P17">A Fernando no le gusta hablar y no responde a las preguntas de Olivia</text:p>
      <text:p text:style-name="P17"><text:s/>Es insolente</text:p>
      <text:p text:style-name="P17"/>
      <text:p text:style-name="P17">Crees que Olivia va a contratar a Fernando ? </text:p>
      <text:p text:style-name="P17">NO. Fernando tiene problemas de comunicación. Es insolente en su manera de responder.</text:p>
      <text:p text:style-name="P17"/>
      <text:p text:style-name="P17"><text:soft-page-break/></text:p>
      <text:p text:style-name="P18">Tendrás que hablar: Tienes que hablar</text:p>
      <text:p text:style-name="P18">Os mandaré mai<text:span text:style-name="T12">le</text:span>s: Os mando mail<text:span text:style-name="T12">e</text:span>s</text:p>
      <text:p text:style-name="P18"/>
      <text:p text:style-name="P19">Transpón en futuro</text:p>
      <text:p text:style-name="P19"/>
      <text:p text:style-name="P19">me cuentas: contaras </text:p>
      <text:p text:style-name="P19">puedes: <text:span text:style-name="T10">podrás </text:span></text:p>
      <text:p text:style-name="P19">traigo: traeré </text:p>
      <text:p text:style-name="P19">prefiero: preferiré </text:p>
      <text:p text:style-name="P19">hablo : hablaré</text:p>
      <text:p text:style-name="P19"/>
      <text:p text:style-name="P20">El Futuro del indicativo</text:p>
      <text:p text:style-name="P20"/>
      <text:p text:style-name="P25">Le futur en espagnol s’<text:span text:style-name="T11">e</text:span>mploie dans les mêmes cas qu’en français </text:p>
      <text:p text:style-name="P26">Il a toutefois une valeur supplémentaire</text:p>
      <text:p text:style-name="P26"/>
      <text:p text:style-name="P21">- Qué hora sera ?</text:p>
      <text:p text:style-name="P21">-No sé. Serán las 2</text:p>
      <text:p text:style-name="P21"/>
      <text:p text:style-name="P26">*Quelle heure peut-il bien être ?</text:p>
      <text:p text:style-name="P26">Je ne sais pas. Il doit être 2 heures</text:p>
      <text:p text:style-name="P26">Il s’agit du futur d’hypothèse. </text:p>
      <text:p text:style-name="P26"/>
      <text:p text:style-name="P27">Formation</text:p>
      <text:p text:style-name="P27">Il se forme comme en français avec le verbe à l’infinitif</text:p>
      <text:p text:style-name="P27"/>
      <text:p text:style-name="P22">Cantar + é, ás, á, emos, éis, án </text:p>
      <text:p text:style-name="P22">Comer + é, ás, á, emos, éis, án </text:p>
      <text:p text:style-name="P22">Vivir + <text:s/>é, ás, á, emos, éis, án </text:p>
      <text:p text:style-name="P22"/>
      <text:p text:style-name="P22">Ex: cantaré, cantarás, cantará</text:p>
      <text:p text:style-name="P27">Je chanterai; tu chanteras; il chantera</text:p>
      <text:p text:style-name="P27"/>
      <text:p text:style-name="P27">Les irréguliers</text:p>
      <text:p text:style-name="P27">Ils sont irréguliers car ils ont subi une altération du verbe à l’infinitif. Les terminaisons sont les mêmes que celles des verbes réguliers.</text:p>
      <text:p text:style-name="P27"/>
      <text:p text:style-name="P22">Decir → Diré, dirás, dirá</text:p>
      <text:p text:style-name="P22">Poder → podré</text:p>
      <text:p text:style-name="P22">Saber →Sabré</text:p>
      <text:p text:style-name="P22">Hacer → Haré</text:p>
      <text:p text:style-name="P22">Haber → Habré</text:p>
      <text:p text:style-name="P22">Tener → Tendré</text:p>
      <text:p text:style-name="P22">Venir →Vendré</text:p>
      <text:p text:style-name="P22">Valer →Valdré</text:p>
      <text:p text:style-name="P22">Poner →Pondré</text:p>
      <text:p text:style-name="P22">Salir → Saldré</text:p>
      <text:p text:style-name="P22">Querer → Querré </text:p>
      <text:p text:style-name="P22"/>
      <text:p text:style-name="P27">Remarque: le futur a les mêmes irréguliers que le conditionnel</text:p>
      <text:p text:style-name="P27"/>
      <text:p text:style-name="P27"><text:soft-page-break/></text:p>
      <table:table table:name="Tableau1" table:style-name="Tableau1">
        <table:table-column table:style-name="Tableau1.A" table:number-columns-repeated="5"/>
        <table:table-row table:style-name="TableLine2787047294080">
          <table:table-cell table:style-name="Tableau1.A1" office:value-type="string">
            <text:p text:style-name="P29">Datos personales</text:p>
          </table:table-cell>
          <table:table-cell table:style-name="Tableau1.A1" office:value-type="string">
            <text:p text:style-name="P29">Formación </text:p>
          </table:table-cell>
          <table:table-cell table:style-name="Tableau1.A1" office:value-type="string">
            <text:p text:style-name="P29">Experiencia profesional</text:p>
          </table:table-cell>
          <table:table-cell table:style-name="Tableau1.A1" office:value-type="string">
            <text:p text:style-name="P29">Motivo de la solicitud</text:p>
          </table:table-cell>
          <table:table-cell table:style-name="Tableau1.E1" office:value-type="string">
            <text:p text:style-name="P29">Condiciones laborales</text:p>
          </table:table-cell>
        </table:table-row>
        <table:table-row table:style-name="Tableau1.2">
          <table:table-cell table:style-name="Tableau1.A2" office:value-type="string">
            <text:p text:style-name="P28">5; 7; <text:span text:style-name="T13">11; 12; 17; 18; </text:span><text:span text:style-name="T14">9</text:span></text:p>
          </table:table-cell>
          <table:table-cell table:style-name="Tableau1.A2" office:value-type="string">
            <text:p text:style-name="P28">1; 4; <text:span text:style-name="T13">6; 10</text:span></text:p>
          </table:table-cell>
          <table:table-cell table:style-name="Tableau1.A2" office:value-type="string">
            <text:p text:style-name="P30">11; 16 </text:p>
          </table:table-cell>
          <table:table-cell table:style-name="Tableau1.A2" office:value-type="string">
            <text:p text:style-name="P30">2</text:p>
          </table:table-cell>
          <table:table-cell table:style-name="Tableau1.E2" office:value-type="string">
            <text:p text:style-name="P30">3; 7; 9; 13; 14; 15; 8; 9</text:p>
          </table:table-cell>
        </table:table-row>
      </table:table>
      <text:p text:style-name="P27"/>
      <text:p text:style-name="P23">1<text:span text:style-name="T16">²</text:span>: <text:s/>Has estudiado = estudiar --- Passé composé</text:p>
      <text:p text:style-name="P23">He estudiado en la Universidad de Historia</text:p>
      <text:p text:style-name="P23"/>
      <text:p text:style-name="P23">2: crees (creer) --- P.I.</text:p>
      <text:p text:style-name="P23">eres (ser)</text:p>
      <text:p text:style-name="P23">Creo que soy la persona ideal porque hablo 3 idiomas.</text:p>
      <text:p text:style-name="P23"/>
      <text:p text:style-name="P23">3. Puedes (poder) — P.I.</text:p>
      <text:p text:style-name="P23">Puedo comenzar mañana por la mañana </text:p>
      <text:p text:style-name="P23"/>
      <text:p text:style-name="P23">4. hablas (hablar) — P.I.</text:p>
      <text:p text:style-name="P23">Hablo francés, español e ingles </text:p>
      <text:p text:style-name="P23"/>
      <text:p text:style-name="P23">5. Vives (vivir) — P.I.</text:p>
      <text:p text:style-name="P23">Si, vivo con mi familia</text:p>
      <text:p text:style-name="P23"/>
      <text:p text:style-name="P23">6. Gustaría (gustar) — Condicional</text:p>
      <text:p text:style-name="P24">Me gustaría completar mi formación porque es importante adaptarse a la evolución de las profesiones</text:p>
      <text:p text:style-name="P23"/>
      <text:p text:style-name="P24">7. Tienes (Tener) — P.I.</text:p>
      <text:p text:style-name="P24">Si, tengo un coche y conduzco desde de 5 anos</text:p>
      <text:p text:style-name="P24"/>
      <text:p text:style-name="P24">8. Da (dar) — P.I.</text:p>
      <text:p text:style-name="P24">Me da igual el horario de trabajor pero <text:span text:style-name="T15">no quiero trabajar por la noche</text:span></text:p>
      <text:p text:style-name="P24"/>
      <text:p text:style-name="P24">9. Estas (estar) — P.I.</text:p>
      <text:p text:style-name="P33">Si, estoy dispuesto a cambiar de lugar de residencia pero no muy lejos.</text:p>
      <text:p text:style-name="P24"/>
      <text:p text:style-name="P24">10. Has trabajado (trabajar) — Passé Composé</text:p>
      <text:p text:style-name="P33">He trabajado tres anos en una empresa de libros</text:p>
      <text:p text:style-name="P24"/>
      <text:p text:style-name="P24">11. Llevas (llevar) — P.I.</text:p>
      <text:p text:style-name="P33">No he encontrado un trabajo porque no tengo mucha experiencia.</text:p>
      <text:p text:style-name="P24"/>
      <text:p text:style-name="P24">12. Cita (citar) — <text:span text:style-name="T16">Imperatif</text:span></text:p>
      <text:p text:style-name="P33">Soy p<text:span text:style-name="T17">erf</text:span>ecionista, curioso, <text:span text:style-name="T17">tímido pero soy también dinámico, trabajador y sociable.</text:span></text:p>
      <text:p text:style-name="P24"/>
      <text:p text:style-name="P24">13. Seria (ser) — Condicional </text:p>
      <text:p text:style-name="P24">Describe (describir) — <text:span text:style-name="T17">Imperatif</text:span></text:p>
      <text:p text:style-name="P34">Mi empresa ideal seria competitiva</text:p>
      <text:p text:style-name="P34">Yo trababjaria con musica, comenzaria a las diez y terminaria a las cuatro. Tendria cuatro meses vacaciones y ganaria 10 000 euros por mes.</text:p>
      <text:p text:style-name="P24"/>
      <text:p text:style-name="P24"/>
      <text:p text:style-name="P24"><text:soft-page-break/>14. Es (ser) — P.I.</text:p>
      <text:p text:style-name="P24"/>
      <text:p text:style-name="P24">15. Consideras (considerar) — P.I.</text:p>
      <text:p text:style-name="P24"/>
      <text:p text:style-name="P24">16. Ves (ver) — P.I.</text:p>
      <text:p text:style-name="P24"/>
      <text:p text:style-name="P24">17. Haces (hacer) — P.I.</text:p>
      <text:p text:style-name="P24"/>
      <text:p text:style-name="P24">18. Es (ser) — P.I.</text:p>
      <text:p text:style-name="P31">Has leído <text:span text:style-name="T15">(leer) — Passé composé</text:span><text:line-break/></text:p>
      <text:p text:style-name="P35">Conditionnel</text:p>
      <text:p text:style-name="P35"/>
      <text:p text:style-name="P35">Le conditionnel en espagnol à les même caractéristique qu’en français. </text:p>
      <text:p text:style-name="P35">- Il <text:s/>a mêmes emplois :</text:p>
      <text:p text:style-name="P35">Exprimer un souhait : Me <text:span text:style-name="T19">gustaría</text:span>…</text:p>
      <text:p text:style-name="P35">Donner un conseil : <text:span text:style-name="T19">deberías</text:span> …</text:p>
      <text:p text:style-name="P35">Futur dans le passé : <text:span text:style-name="T19">Pablo me dijo que vendría</text:span></text:p>
      <text:p text:style-name="P35">- Il se forme avec le verbe à l’infinitif et les terminaisons de l’imparfait de l’indicatif</text:p>
      <text:p text:style-name="P34">Cantar</text:p>
      <text:p text:style-name="P34">Comer <text:s text:c="3"/>+ <text:s/>ía, ías, ía, íamos, íais, ían</text:p>
      <text:p text:style-name="P34">Vivir</text:p>
      <text:p text:style-name="P34"/>
      <text:p text:style-name="P35">Attention, la première et la troisième personne du singulier sont identiques.</text:p>
      <text:p text:style-name="P35"/>
      <text:p text:style-name="P35">Les irréguliers au conditionnel sont les mêmes qu’au futur</text:p>
      <text:p text:style-name="P35"/>
      <text:p text:style-name="P34">Decir – Diría</text:p>
      <text:p text:style-name="P35"><text:span text:style-name="T19">Saber – sabría</text:span></text:p>
      <text:p text:style-name="P35"><text:span text:style-name="T19">Haber – Habría</text:span></text:p>
      <text:p text:style-name="P35"><text:span text:style-name="T19">Poder – podría</text:span></text:p>
      <text:p text:style-name="P35"><text:span text:style-name="T19">Hacer – Haría</text:span></text:p>
      <text:p text:style-name="P35"><text:span text:style-name="T19">Venir – Vendría</text:span></text:p>
      <text:p text:style-name="P36"><text:span text:style-name="T19">Tener – Tend</text:span><text:span text:style-name="T20">ría</text:span></text:p>
      <text:p text:style-name="P36"><text:span text:style-name="T20">P</text:span><text:span text:style-name="T19">oner – pond</text:span><text:span text:style-name="T20">ría</text:span></text:p>
      <text:p text:style-name="P36"><text:span text:style-name="T20">V</text:span><text:span text:style-name="T19">aler – V</text:span><text:span text:style-name="T23">ald</text:span><text:span text:style-name="T24">ría</text:span></text:p>
      <text:p text:style-name="P37"><text:span text:style-name="T20">Q</text:span><text:span text:style-name="T19">uerer – Quer</text:span><text:span text:style-name="T20">ría</text:span></text:p>
      <text:p text:style-name="P35"><text:span text:style-name="T19"/></text:p>
      <text:p text:style-name="P36">Attention: </text:p>
      <text:p text:style-name="P36">Come<text:span text:style-name="T18">ría </text:span>différents de com<text:span text:style-name="T18">ía </text:span>(imparfait de l’infinitif)</text:p>
      <text:p text:style-name="P36">Je mangeais ( imparfait de l’indicatif)</text:p>
      <text:p text:style-name="P36">Je mangerais (conditionnel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2-16T17:01:16.858000000</dc:date>
    <meta:editing-duration>PT1H6M32S</meta:editing-duration>
    <meta:editing-cycles>18</meta:editing-cycles>
    <meta:document-statistic meta:table-count="1" meta:image-count="0" meta:object-count="0" meta:page-count="5" meta:paragraph-count="185" meta:word-count="1120" meta:character-count="6341" meta:non-whitespace-character-count="5331"/>
  </office:meta>
</office:document-meta>
</file>